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solid" draw:fill-color="#729fcf" draw:opacity="100%" draw:stroke="solid" svg:stroke-width="0.02778in" svg:stroke-color="#3465a4" svg:stroke-opacity="100%" style:protect=""/>
    </style:style>
  </office:automatic-styles>
  <office:body>
    <office:presentation>
      <draw:page draw:name="page1" draw:style-name="a1225" draw:master-page-name="Master1-Layout7-blank-Tom" presentation:presentation-page-layout-name="Master1-PPL7" draw:id="Slide-256">
        <draw:frame draw:id="id172" presentation:style-name="a1228" draw:name="Titel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IT eksamen</text:span></text:p>
          </draw:text-box>
          <svg:title/>
          <svg:desc/>
        </draw:frame>
        <draw:frame draw:id="id173" draw:style-name="a1231" draw:name="Tekstfelt 2" svg:x="0in" svg:y="2.56024in" svg:width="9.92087in" svg:height="6.39961in">
          <draw:text-box>
            <text:p text:style-name="a1230" text:class-names="" text:cond-style-name=""><text:span text:style-name="a1229" text:class-names="">Af Christian Hansen</text:span></text:p>
          </draw:text-box>
          <svg:title/>
          <svg:desc/>
        </draw:frame>
        <presentation:notes draw:style-name="a1237">
          <draw:frame draw:id="id174" draw:style-name="a1234" draw:name="Pladsholder til slidenummer 6" svg:x="4.67953in" svg:y="11.10827in" svg:width="3.5878in" svg:height="0.58425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235" draw:name="Pladsholder til slidebillede 1">
            <svg:title/>
            <svg:desc/>
          </draw:page-thumbnail>
          <draw:frame draw:id="id176" presentation:style-name="a1236" draw:name="Pladsholder til no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8" draw:master-page-name="Master2-Layout7-blank-Tom" presentation:presentation-page-layout-name="Master2-PPL7" draw:id="Slide-257">
        <draw:frame draw:id="id177" presentation:style-name="a1242" draw:name="Titel 1" svg:x="0.55118in" svg:y="0.3079in" svg:width="9.92087in" svg:height="0.74049in" presentation:class="title" presentation:placeholder="false">
          <draw:text-box>
            <text:p text:style-name="a1241" text:class-names="" text:cond-style-name=""><text:span text:style-name="a1239" text:class-names="">Indledning</text:span><text:span text:style-name="a1240" text:class-names=""/></text:p>
          </draw:text-box>
          <svg:title/>
          <svg:desc/>
        </draw:frame>
        <draw:frame draw:id="id178" presentation:style-name="a1243" draw:name="Pladsholder til tekst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249">
          <draw:frame draw:id="id179" draw:style-name="a1246" draw:name="Pladsholder til slidenumm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80" presentation:style-name="a1247" draw:name="Pladsholder til slidebillede 1">
            <svg:title/>
            <svg:desc/>
          </draw:page-thumbnail>
          <draw:frame draw:id="id181" presentation:style-name="a1248" draw:name="Pladsholder til no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250" draw:master-page-name="Master2-Layout7-blank-Tom" presentation:presentation-page-layout-name="Master2-PPL7" draw:id="Slide-259">
        <draw:frame draw:id="id182" presentation:style-name="a1254" draw:name="Titel 1" svg:x="0.55118in" svg:y="0.3079in" svg:width="9.92087in" svg:height="0.74049in" presentation:class="title" presentation:placeholder="false">
          <draw:text-box>
            <text:p text:style-name="a1253" text:class-names="" text:cond-style-name=""><text:span text:style-name="a1251" text:class-names="">Desig</text:span><text:span text:style-name="a1252" text:class-names="">n</text:span></text:p>
          </draw:text-box>
          <svg:title/>
          <svg:desc/>
        </draw:frame>
        <draw:frame draw:id="id183" presentation:style-name="a1255" draw:name="Pladsholder til tekst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261">
          <draw:frame draw:id="id184" draw:style-name="a1258" draw:name="Pladsholder til slidenummer 6" svg:x="4.67953in" svg:y="11.10827in" svg:width="3.5878in" svg:height="0.58425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185" presentation:style-name="a1259" draw:name="Pladsholder til slidebillede 1">
            <svg:title/>
            <svg:desc/>
          </draw:page-thumbnail>
          <draw:frame draw:id="id186" presentation:style-name="a1260" draw:name="Pladsholder til no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262" draw:master-page-name="Master2-Layout7-blank-Tom" presentation:presentation-page-layout-name="Master2-PPL7" draw:id="Slide-260">
        <draw:frame draw:id="id187" presentation:style-name="a1266" draw:name="Titel 1" svg:x="0.55118in" svg:y="0.3079in" svg:width="9.92087in" svg:height="0.74049in" presentation:class="title" presentation:placeholder="false">
          <draw:text-box>
            <text:p text:style-name="a1265" text:class-names="" text:cond-style-name=""><text:span text:style-name="a1263" text:class-names="">Programmet</text:span><text:span text:style-name="a1264" text:class-names=""/></text:p>
          </draw:text-box>
          <svg:title/>
          <svg:desc/>
        </draw:frame>
        <draw:frame draw:id="id188" presentation:style-name="a1267" draw:name="Pladsholder til tekst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273">
          <draw:frame draw:id="id189" draw:style-name="a1270" draw:name="Pladsholder til slidenummer 6" svg:x="4.67953in" svg:y="11.10827in" svg:width="3.5878in" svg:height="0.58425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190" presentation:style-name="a1271" draw:name="Pladsholder til slidebillede 1">
            <svg:title/>
            <svg:desc/>
          </draw:page-thumbnail>
          <draw:frame draw:id="id191" presentation:style-name="a1272" draw:name="Pladsholder til no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274" draw:master-page-name="Master2-Layout7-blank-Tom" presentation:presentation-page-layout-name="Master2-PPL7" draw:id="Slide-261">
        <draw:frame draw:id="id192" presentation:style-name="a1278" draw:name="Titel 1" svg:x="0.55118in" svg:y="0.3079in" svg:width="9.92087in" svg:height="0.74049in" presentation:class="title" presentation:placeholder="false">
          <draw:text-box>
            <text:p text:style-name="a1277" text:class-names="" text:cond-style-name=""><text:span text:style-name="a1275" text:class-names="">konklusion</text:span><text:span text:style-name="a1276" text:class-names=""/></text:p>
          </draw:text-box>
          <svg:title/>
          <svg:desc/>
        </draw:frame>
        <draw:frame draw:id="id193" presentation:style-name="a1279" draw:name="Pladsholder til tekst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1285">
          <draw:frame draw:id="id194" draw:style-name="a1282" draw:name="Pladsholder til slidenummer 6" svg:x="4.67953in" svg:y="11.10827in" svg:width="3.5878in" svg:height="0.58425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195" presentation:style-name="a1283" draw:name="Pladsholder til slidebillede 1">
            <svg:title/>
            <svg:desc/>
          </draw:page-thumbnail>
          <draw:frame draw:id="id196" presentation:style-name="a1284" draw:name="Pladsholder til no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og indholdsobjek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fsnitsoversk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o indholdsobjekter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Sammenligning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Kun titel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Tom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dhold med billedteks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lede med billedteks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og lodret teks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Lodret titel og teks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el og indholdsobjek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Afsnitsoversk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o indholdsobjekter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Sammenligning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Kun titel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Tom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Indhold med billedteks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Billede med billedteks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el og lodret teks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Lodret titel og teks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Pladsholder til titel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Pladsholder til tekst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teksttypografierne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Pladsholder til dato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Pladsholder til sidefod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Pladsholder til slidenumm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Pladsholder til slidebillede 1">
          <svg:title/>
          <svg:desc/>
        </draw:page-thumbnail>
        <draw:frame draw:id="id7" presentation:style-name="a34" draw:name="Pladsholder til no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Pladsholder til sidehoved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Pladsholder til dato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Pladsholder til sidefod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Pladsholder til slidenumm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slide" style:page-layout-name="pageLayout1" draw:style-name="a48">
      <draw:frame draw:id="id12" draw:layer="Master1-bg" draw:style-name="a49" draw:name="Billed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el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Klik for at redigere titeltypografien i masteren</text:span><text:span text:style-name="a51" text:class-names=""/></text:p>
        </draw:text-box>
        <svg:title/>
        <svg:desc/>
      </draw:frame>
      <draw:frame draw:id="id14" presentation:style-name="a57" draw:name="Undertitel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Klik for at redigere undertiteltypografien i masteren</text:span><text:span text:style-name="a55" text:class-names=""/></text:p>
        </draw:text-box>
        <svg:title/>
        <svg:desc/>
      </draw:frame>
      <draw:frame draw:id="id15" presentation:style-name="a60" draw:name="Pladsholder til dato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Pladsholder til sidefod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Pladsholder til slidenumm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Pladsholder til slidebillede 1">
          <svg:title/>
          <svg:desc/>
        </draw:page-thumbnail>
        <draw:frame draw:id="id7" presentation:style-name="a71" draw:name="Pladsholder til no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Pladsholder til sidehoved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Pladsholder til dato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Pladsholder til sidefod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Pladsholder til slidenumm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og-indholdsobjekt" style:page-layout-name="pageLayout1" draw:style-name="a85">
      <draw:frame draw:id="id18" draw:layer="Master1-bg" draw:style-name="a86" draw:name="Billed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90" draw:name="Titel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Klik for at redigere titeltypografien i masteren</text:span><text:span text:style-name="a88" text:class-names=""/></text:p>
        </draw:text-box>
        <svg:title/>
        <svg:desc/>
      </draw:frame>
      <draw:frame draw:id="id20" presentation:style-name="a106" draw:name="Pladsholder til indhold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Klik for at redigere teksttypografierne i mastere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Andet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emt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Pladsholder til dato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Pladsholder til sidefod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Pladsholder til slidenumm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Pladsholder til slidebillede 1">
          <svg:title/>
          <svg:desc/>
        </draw:page-thumbnail>
        <draw:frame draw:id="id7" presentation:style-name="a120" draw:name="Pladsholder til not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Pladsholder til sidehoved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Pladsholder til dato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Pladsholder til sidefod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Pladsholder til slidenumm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fsnitsoverskrift" style:page-layout-name="pageLayout1" draw:style-name="a134">
      <draw:frame draw:id="id24" draw:layer="Master1-bg" draw:style-name="a135" draw:name="Billed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9" draw:name="Titel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Klik for at redigere titeltypografien i masteren</text:span><text:span text:style-name="a137" text:class-names=""/></text:p>
        </draw:text-box>
        <svg:title/>
        <svg:desc/>
      </draw:frame>
      <draw:frame draw:id="id26" presentation:style-name="a143" draw:name="Pladsholder til tekst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Klik for at redigere teksttypografierne i masteren</text:span></text:p>
            </text:list-item>
          </text:list>
        </draw:text-box>
        <svg:title/>
        <svg:desc/>
      </draw:frame>
      <draw:frame draw:id="id27" presentation:style-name="a146" draw:name="Pladsholder til dato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Pladsholder til sidefod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Pladsholder til slidenumm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Pladsholder til slidebillede 1">
          <svg:title/>
          <svg:desc/>
        </draw:page-thumbnail>
        <draw:frame draw:id="id7" presentation:style-name="a157" draw:name="Pladsholder til not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Pladsholder til sidehoved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Pladsholder til dato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Pladsholder til sidefod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Pladsholder til slidenumm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o-indholdsobjekter" style:page-layout-name="pageLayout1" draw:style-name="a171">
      <draw:frame draw:id="id30" draw:layer="Master1-bg" draw:style-name="a172" draw:name="Billed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6" draw:name="Titel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Klik for at redigere titeltypografien i masteren</text:span><text:span text:style-name="a174" text:class-names=""/></text:p>
        </draw:text-box>
        <svg:title/>
        <svg:desc/>
      </draw:frame>
      <draw:frame draw:id="id32" presentation:style-name="a192" draw:name="Pladsholder til indhold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Klik for at redigere teksttypografierne i master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Andet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emt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Pladsholder til indhold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Klik for at redigere teksttypografierne i mastere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Andet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emt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Pladsholder til dato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Pladsholder til sidefod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Pladsholder til slidenumm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Pladsholder til slidebillede 1">
          <svg:title/>
          <svg:desc/>
        </draw:page-thumbnail>
        <draw:frame draw:id="id7" presentation:style-name="a222" draw:name="Pladsholder til not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Pladsholder til sidehoved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Pladsholder til dato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Pladsholder til sidefod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Pladsholder til slidenumm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mmenligning" style:page-layout-name="pageLayout1" draw:style-name="a236">
      <draw:frame draw:id="id37" draw:layer="Master1-bg" draw:style-name="a237" draw:name="Billede 9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41" draw:name="Titel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Klik for at redigere titeltypografien i masteren</text:span><text:span text:style-name="a239" text:class-names=""/></text:p>
        </draw:text-box>
        <svg:title/>
        <svg:desc/>
      </draw:frame>
      <draw:frame draw:id="id39" presentation:style-name="a245" draw:name="Pladsholder til tekst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 for at redigere teksttypografierne i masteren</text:span></text:p>
            </text:list-item>
          </text:list>
        </draw:text-box>
        <svg:title/>
        <svg:desc/>
      </draw:frame>
      <draw:frame draw:id="id40" presentation:style-name="a261" draw:name="Pladsholder til indhold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Klik for at redigere teksttypografierne i master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Andet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emt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Pladsholder til tekst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Klik for at redigere teksttypografierne i masteren</text:span></text:p>
            </text:list-item>
          </text:list>
        </draw:text-box>
        <svg:title/>
        <svg:desc/>
      </draw:frame>
      <draw:frame draw:id="id42" presentation:style-name="a281" draw:name="Pladsholder til indhold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Klik for at redigere teksttypografierne i masteren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Andet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emt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Pladsholder til dato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Pladsholder til sidefod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Pladsholder til slidenumm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Pladsholder til slidebillede 1">
          <svg:title/>
          <svg:desc/>
        </draw:page-thumbnail>
        <draw:frame draw:id="id7" presentation:style-name="a295" draw:name="Pladsholder til not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Pladsholder til sidehoved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Pladsholder til dato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Pladsholder til sidefod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Pladsholder til slidenumm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Kun-titel" style:page-layout-name="pageLayout1" draw:style-name="a309">
      <draw:frame draw:id="id46" draw:layer="Master1-bg" draw:style-name="a310" draw:name="Billede 5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14" draw:name="Titel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Klik for at redigere titeltypografien i masteren</text:span><text:span text:style-name="a312" text:class-names=""/></text:p>
        </draw:text-box>
        <svg:title/>
        <svg:desc/>
      </draw:frame>
      <draw:frame draw:id="id48" presentation:style-name="a317" draw:name="Pladsholder til dato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Pladsholder til sidefod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Pladsholder til slidenumm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Pladsholder til slidebillede 1">
          <svg:title/>
          <svg:desc/>
        </draw:page-thumbnail>
        <draw:frame draw:id="id7" presentation:style-name="a328" draw:name="Pladsholder til not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Pladsholder til sidehoved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Pladsholder til dato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Pladsholder til sidefod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Pladsholder til slidenumm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" style:page-layout-name="pageLayout1" draw:style-name="a342">
      <draw:frame draw:id="id51" draw:layer="Master1-bg" draw:style-name="a343" draw:name="Billede 4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46" draw:name="Pladsholder til dato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Pladsholder til sidefod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Pladsholder til slidenumm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Pladsholder til slidebillede 1">
          <svg:title/>
          <svg:desc/>
        </draw:page-thumbnail>
        <draw:frame draw:id="id7" presentation:style-name="a357" draw:name="Pladsholder til not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Pladsholder til sidehoved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Pladsholder til dato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Pladsholder til sidefod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Pladsholder til slidenumm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dhold-med-billedtekst" style:page-layout-name="pageLayout1" draw:style-name="a371">
      <draw:frame draw:id="id55" draw:layer="Master1-bg" draw:style-name="a372" draw:name="Billed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76" draw:name="Titel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Klik for at redigere titeltypografien i masteren</text:span><text:span text:style-name="a374" text:class-names=""/></text:p>
        </draw:text-box>
        <svg:title/>
        <svg:desc/>
      </draw:frame>
      <draw:frame draw:id="id57" presentation:style-name="a392" draw:name="Pladsholder til indhold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Klik for at redigere teksttypografierne i master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Andet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emte niveau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Pladsholder til tekst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Klik for at redigere teksttypografierne i masteren</text:span></text:p>
            </text:list-item>
          </text:list>
        </draw:text-box>
        <svg:title/>
        <svg:desc/>
      </draw:frame>
      <draw:frame draw:id="id59" presentation:style-name="a399" draw:name="Pladsholder til dato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Pladsholder til sidefod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Pladsholder til slidenumm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Pladsholder til slidebillede 1">
          <svg:title/>
          <svg:desc/>
        </draw:page-thumbnail>
        <draw:frame draw:id="id7" presentation:style-name="a410" draw:name="Pladsholder til not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Pladsholder til sidehoved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Pladsholder til dato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Pladsholder til sidefod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Pladsholder til slidenumm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lede-med-billedtekst" style:page-layout-name="pageLayout1" draw:style-name="a424">
      <draw:frame draw:id="id62" draw:layer="Master1-bg" draw:style-name="a425" draw:name="Billed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9" draw:name="Titel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Klik for at redigere titeltypografien i masteren</text:span><text:span text:style-name="a427" text:class-names=""/></text:p>
        </draw:text-box>
        <svg:title/>
        <svg:desc/>
      </draw:frame>
      <draw:frame draw:id="id64" presentation:style-name="a432" draw:name="Pladsholder til billede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Pladsholder til tekst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Klik for at redigere teksttypografierne i masteren</text:span></text:p>
            </text:list-item>
          </text:list>
        </draw:text-box>
        <svg:title/>
        <svg:desc/>
      </draw:frame>
      <draw:frame draw:id="id66" presentation:style-name="a439" draw:name="Pladsholder til dato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Pladsholder til sidefod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Pladsholder til slidenumm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Pladsholder til slidebillede 1">
          <svg:title/>
          <svg:desc/>
        </draw:page-thumbnail>
        <draw:frame draw:id="id7" presentation:style-name="a450" draw:name="Pladsholder til not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Pladsholder til sidehoved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Pladsholder til dato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Pladsholder til sidefod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Pladsholder til slidenumm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og-lodret-tekst" style:page-layout-name="pageLayout1" draw:style-name="a464">
      <draw:frame draw:id="id69" draw:layer="Master1-bg" draw:style-name="a465" draw:name="Billed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69" draw:name="Titel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Klik for at redigere titeltypografien i masteren</text:span><text:span text:style-name="a467" text:class-names=""/></text:p>
        </draw:text-box>
        <svg:title/>
        <svg:desc/>
      </draw:frame>
      <draw:frame draw:id="id71" presentation:style-name="a486" draw:name="Pladsholder til lodret titel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Klik for at redigere teksttypografierne i mastere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Andet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emte niveau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Pladsholder til dato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Pladsholder til sidefod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Pladsholder til slidenumm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Pladsholder til slidebillede 1">
          <svg:title/>
          <svg:desc/>
        </draw:page-thumbnail>
        <draw:frame draw:id="id7" presentation:style-name="a500" draw:name="Pladsholder til not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Pladsholder til sidehoved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Pladsholder til dato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Pladsholder til sidefod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Pladsholder til slidenumm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Lodret-titel-og-tekst" style:page-layout-name="pageLayout1" draw:style-name="a514">
      <draw:frame draw:id="id75" draw:layer="Master1-bg" draw:style-name="a515" draw:name="Billed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19" draw:name="Lodret titel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Klik for at redigere titeltypografien i masteren</text:span><text:span text:style-name="a517" text:class-names=""/></text:p>
        </draw:text-box>
        <svg:title/>
        <svg:desc/>
      </draw:frame>
      <draw:frame draw:id="id77" presentation:style-name="a536" draw:name="Pladsholder til lodret titel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Klik for at redigere teksttypografierne i mastere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Andet niveau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emte niveau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Pladsholder til dato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Pladsholder til sidefod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Pladsholder til slidenumm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Pladsholder til slidebillede 1">
          <svg:title/>
          <svg:desc/>
        </draw:page-thumbnail>
        <draw:frame draw:id="id7" presentation:style-name="a550" draw:name="Pladsholder til not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Pladsholder til sidehoved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Pladsholder til dato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Pladsholder til sidefod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Pladsholder til slidenumm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Kombinationstegning: figur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Kombinationstegning: figur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Pladsholder til titel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Pladsholder til tekst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for at redigere teksttypografierne i masteren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Andet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edj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emt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Pladsholder til dato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Pladsholder til sidefod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Pladsholder til slidenumm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Pladsholder til slidebillede 1">
          <svg:title/>
          <svg:desc/>
        </draw:page-thumbnail>
        <draw:frame draw:id="id7" presentation:style-name="a605" draw:name="Pladsholder til not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Pladsholder til sidehoved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Pladsholder til dato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Pladsholder til sidefod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Pladsholder til slidenumm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slide" style:page-layout-name="pageLayout1" draw:style-name="a619">
      <draw:custom-shape svg:x="0in" svg:y="0in" svg:width="11.02008in" svg:height="1.02992in" draw:id="id88" draw:layer="Master2-bg" draw:style-name="a623" draw:name="Kombinationstegning: figur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Kombinationstegning: figur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el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Klik for at redigere titeltypografien i masteren</text:span><text:span text:style-name="a629" text:class-names=""/></text:p>
        </draw:text-box>
        <svg:title/>
        <svg:desc/>
      </draw:frame>
      <draw:frame draw:id="id91" presentation:style-name="a635" draw:name="Undertitel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Klik for at redigere undertiteltypografien i masteren</text:span><text:span text:style-name="a633" text:class-names=""/></text:p>
        </draw:text-box>
        <svg:title/>
        <svg:desc/>
      </draw:frame>
      <draw:frame draw:id="id92" presentation:style-name="a638" draw:name="Pladsholder til dato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Pladsholder til sidefod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Pladsholder til slidenumm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Pladsholder til slidebillede 1">
          <svg:title/>
          <svg:desc/>
        </draw:page-thumbnail>
        <draw:frame draw:id="id7" presentation:style-name="a649" draw:name="Pladsholder til not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Pladsholder til sidehoved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Pladsholder til dato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Pladsholder til sidefod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Pladsholder til slidenumm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og-indholdsobjekt" style:page-layout-name="pageLayout1" draw:style-name="a663">
      <draw:custom-shape svg:x="0in" svg:y="0in" svg:width="11.02008in" svg:height="1.02992in" draw:id="id95" draw:layer="Master2-bg" draw:style-name="a667" draw:name="Kombinationstegning: figur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Kombinationstegning: figur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el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Klik for at redigere titeltypografien i masteren</text:span><text:span text:style-name="a673" text:class-names=""/></text:p>
        </draw:text-box>
        <svg:title/>
        <svg:desc/>
      </draw:frame>
      <draw:frame draw:id="id98" presentation:style-name="a691" draw:name="Pladsholder til indhold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Klik for at redigere teksttypografierne i masteren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Andet niveau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emte niveau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Pladsholder til dato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Pladsholder til sidefod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Pladsholder til slidenumm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Pladsholder til slidebillede 1">
          <svg:title/>
          <svg:desc/>
        </draw:page-thumbnail>
        <draw:frame draw:id="id7" presentation:style-name="a705" draw:name="Pladsholder til not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Pladsholder til sidehoved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Pladsholder til dato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Pladsholder til sidefod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Pladsholder til slidenumm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fsnitsoverskrift" style:page-layout-name="pageLayout1" draw:style-name="a719">
      <draw:custom-shape svg:x="0in" svg:y="0in" svg:width="11.02008in" svg:height="1.02992in" draw:id="id102" draw:layer="Master2-bg" draw:style-name="a723" draw:name="Kombinationstegning: figur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Kombinationstegning: figur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el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Klik for at redigere titeltypografien i masteren</text:span><text:span text:style-name="a729" text:class-names=""/></text:p>
        </draw:text-box>
        <svg:title/>
        <svg:desc/>
      </draw:frame>
      <draw:frame draw:id="id105" presentation:style-name="a735" draw:name="Pladsholder til tekst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Klik for at redigere teksttypografierne i masteren</text:span></text:p>
            </text:list-item>
          </text:list>
        </draw:text-box>
        <svg:title/>
        <svg:desc/>
      </draw:frame>
      <draw:frame draw:id="id106" presentation:style-name="a738" draw:name="Pladsholder til dato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Pladsholder til sidefod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Pladsholder til slidenumm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Pladsholder til slidebillede 1">
          <svg:title/>
          <svg:desc/>
        </draw:page-thumbnail>
        <draw:frame draw:id="id7" presentation:style-name="a749" draw:name="Pladsholder til not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Pladsholder til sidehoved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Pladsholder til dato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Pladsholder til sidefod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Pladsholder til slidenumm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o-indholdsobjekter" style:page-layout-name="pageLayout1" draw:style-name="a763">
      <draw:custom-shape svg:x="0in" svg:y="0in" svg:width="11.02008in" svg:height="1.02992in" draw:id="id109" draw:layer="Master2-bg" draw:style-name="a767" draw:name="Kombinationstegning: figur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Kombinationstegning: figur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el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Klik for at redigere titeltypografien i masteren</text:span><text:span text:style-name="a773" text:class-names=""/></text:p>
        </draw:text-box>
        <svg:title/>
        <svg:desc/>
      </draw:frame>
      <draw:frame draw:id="id112" presentation:style-name="a791" draw:name="Pladsholder til indhold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Klik for at redigere teksttypografierne i masteren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Andet niveau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emte niveau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Pladsholder til indhold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Klik for at redigere teksttypografierne i masteren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Andet niveau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emte niveau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Pladsholder til dato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Pladsholder til sidefod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Pladsholder til slidenumm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Pladsholder til slidebillede 1">
          <svg:title/>
          <svg:desc/>
        </draw:page-thumbnail>
        <draw:frame draw:id="id7" presentation:style-name="a821" draw:name="Pladsholder til not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Pladsholder til sidehoved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Pladsholder til dato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Pladsholder til sidefod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Pladsholder til slidenumm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Sammenligning" style:page-layout-name="pageLayout1" draw:style-name="a835">
      <draw:custom-shape svg:x="0in" svg:y="0in" svg:width="11.02008in" svg:height="1.02992in" draw:id="id117" draw:layer="Master2-bg" draw:style-name="a839" draw:name="Kombinationstegning: figur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Kombinationstegning: figur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el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Klik for at redigere titeltypografien i masteren</text:span><text:span text:style-name="a845" text:class-names=""/></text:p>
        </draw:text-box>
        <svg:title/>
        <svg:desc/>
      </draw:frame>
      <draw:frame draw:id="id120" presentation:style-name="a851" draw:name="Pladsholder til tekst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Klik for at redigere teksttypografierne i masteren</text:span></text:p>
            </text:list-item>
          </text:list>
        </draw:text-box>
        <svg:title/>
        <svg:desc/>
      </draw:frame>
      <draw:frame draw:id="id121" presentation:style-name="a867" draw:name="Pladsholder til indhold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Klik for at redigere teksttypografierne i masteren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Andet niveau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emte niveau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Pladsholder til tekst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Klik for at redigere teksttypografierne i masteren</text:span></text:p>
            </text:list-item>
          </text:list>
        </draw:text-box>
        <svg:title/>
        <svg:desc/>
      </draw:frame>
      <draw:frame draw:id="id123" presentation:style-name="a887" draw:name="Pladsholder til indhold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Klik for at redigere teksttypografierne i masteren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Andet niveau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emte niveau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Pladsholder til dato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Pladsholder til sidefod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Pladsholder til slidenumm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Pladsholder til slidebillede 1">
          <svg:title/>
          <svg:desc/>
        </draw:page-thumbnail>
        <draw:frame draw:id="id7" presentation:style-name="a901" draw:name="Pladsholder til not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Pladsholder til sidehoved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Pladsholder til dato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Pladsholder til sidefod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Pladsholder til slidenumm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Kun-titel" style:page-layout-name="pageLayout1" draw:style-name="a915">
      <draw:custom-shape svg:x="0in" svg:y="0in" svg:width="11.02008in" svg:height="1.02992in" draw:id="id127" draw:layer="Master2-bg" draw:style-name="a919" draw:name="Kombinationstegning: figur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Kombinationstegning: figur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el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Klik for at redigere titeltypografien i masteren</text:span><text:span text:style-name="a925" text:class-names=""/></text:p>
        </draw:text-box>
        <svg:title/>
        <svg:desc/>
      </draw:frame>
      <draw:frame draw:id="id130" presentation:style-name="a930" draw:name="Pladsholder til dato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Pladsholder til sidefod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Pladsholder til slidenumm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Pladsholder til slidebillede 1">
          <svg:title/>
          <svg:desc/>
        </draw:page-thumbnail>
        <draw:frame draw:id="id7" presentation:style-name="a941" draw:name="Pladsholder til not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Pladsholder til sidehoved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Pladsholder til dato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Pladsholder til sidefod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Pladsholder til slidenumm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Tom" style:page-layout-name="pageLayout1" draw:style-name="a955">
      <draw:custom-shape svg:x="0in" svg:y="0in" svg:width="11.02008in" svg:height="1.02992in" draw:id="id133" draw:layer="Master2-bg" draw:style-name="a959" draw:name="Kombinationstegning: figur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Kombinationstegning: figur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Pladsholder til dato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Pladsholder til sidefod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Pladsholder til slidenumm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Pladsholder til slidebillede 1">
          <svg:title/>
          <svg:desc/>
        </draw:page-thumbnail>
        <draw:frame draw:id="id7" presentation:style-name="a977" draw:name="Pladsholder til not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Pladsholder til sidehoved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Pladsholder til dato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Pladsholder til sidefod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Pladsholder til slidenumm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dhold-med-billedtekst" style:page-layout-name="pageLayout1" draw:style-name="a991">
      <draw:custom-shape svg:x="0in" svg:y="0in" svg:width="11.02008in" svg:height="1.02992in" draw:id="id138" draw:layer="Master2-bg" draw:style-name="a995" draw:name="Kombinationstegning: figur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Kombinationstegning: figur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el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Klik for at redigere titeltypografien i masteren</text:span><text:span text:style-name="a1001" text:class-names=""/></text:p>
        </draw:text-box>
        <svg:title/>
        <svg:desc/>
      </draw:frame>
      <draw:frame draw:id="id141" presentation:style-name="a1019" draw:name="Pladsholder til indhold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Klik for at redigere teksttypografierne i masteren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Andet niveau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emte niveau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Pladsholder til tekst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Klik for at redigere teksttypografierne i masteren</text:span></text:p>
            </text:list-item>
          </text:list>
        </draw:text-box>
        <svg:title/>
        <svg:desc/>
      </draw:frame>
      <draw:frame draw:id="id143" presentation:style-name="a1026" draw:name="Pladsholder til dato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Pladsholder til sidefod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Pladsholder til slidenumm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Pladsholder til slidebillede 1">
          <svg:title/>
          <svg:desc/>
        </draw:page-thumbnail>
        <draw:frame draw:id="id7" presentation:style-name="a1037" draw:name="Pladsholder til not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Pladsholder til sidehoved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Pladsholder til dato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Pladsholder til sidefod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Pladsholder til slidenumm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lede-med-billedtekst" style:page-layout-name="pageLayout1" draw:style-name="a1051">
      <draw:custom-shape svg:x="0in" svg:y="0in" svg:width="11.02008in" svg:height="1.02992in" draw:id="id146" draw:layer="Master2-bg" draw:style-name="a1055" draw:name="Kombinationstegning: figur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Kombinationstegning: figur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el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Klik for at redigere titeltypografien i masteren</text:span><text:span text:style-name="a1061" text:class-names=""/></text:p>
        </draw:text-box>
        <svg:title/>
        <svg:desc/>
      </draw:frame>
      <draw:frame draw:id="id149" presentation:style-name="a1066" draw:name="Pladsholder til billede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Pladsholder til tekst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Klik for at redigere teksttypografierne i masteren</text:span></text:p>
            </text:list-item>
          </text:list>
        </draw:text-box>
        <svg:title/>
        <svg:desc/>
      </draw:frame>
      <draw:frame draw:id="id151" presentation:style-name="a1073" draw:name="Pladsholder til dato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Pladsholder til sidefod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Pladsholder til slidenumm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Pladsholder til slidebillede 1">
          <svg:title/>
          <svg:desc/>
        </draw:page-thumbnail>
        <draw:frame draw:id="id7" presentation:style-name="a1084" draw:name="Pladsholder til not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Pladsholder til sidehoved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Pladsholder til dato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Pladsholder til sidefod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Pladsholder til slidenumm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og-lodret-tekst" style:page-layout-name="pageLayout1" draw:style-name="a1098">
      <draw:custom-shape svg:x="0in" svg:y="0in" svg:width="11.02008in" svg:height="1.02992in" draw:id="id154" draw:layer="Master2-bg" draw:style-name="a1102" draw:name="Kombinationstegning: figur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Kombinationstegning: figur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el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Klik for at redigere titeltypografien i masteren</text:span><text:span text:style-name="a1108" text:class-names=""/></text:p>
        </draw:text-box>
        <svg:title/>
        <svg:desc/>
      </draw:frame>
      <draw:frame draw:id="id157" presentation:style-name="a1127" draw:name="Pladsholder til lodret titel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Klik for at redigere teksttypografierne i mastere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Andet niveau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emte niveau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Pladsholder til dato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Pladsholder til sidefod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Pladsholder til slidenumm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Pladsholder til slidebillede 1">
          <svg:title/>
          <svg:desc/>
        </draw:page-thumbnail>
        <draw:frame draw:id="id7" presentation:style-name="a1141" draw:name="Pladsholder til not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Pladsholder til sidehoved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Pladsholder til dato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Pladsholder til sidefod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Pladsholder til slidenumm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Lodret-titel-og-tekst" style:page-layout-name="pageLayout1" draw:style-name="a1155">
      <draw:custom-shape svg:x="0in" svg:y="0in" svg:width="11.02008in" svg:height="1.02992in" draw:id="id161" draw:layer="Master2-bg" draw:style-name="a1159" draw:name="Kombinationstegning: figur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Kombinationstegning: figur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Lodret titel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Klik for at redigere titeltypografien i masteren</text:span><text:span text:style-name="a1165" text:class-names=""/></text:p>
        </draw:text-box>
        <svg:title/>
        <svg:desc/>
      </draw:frame>
      <draw:frame draw:id="id164" presentation:style-name="a1184" draw:name="Pladsholder til lodret titel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Klik for at redigere teksttypografierne i masteren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Andet niveau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emte niveau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Pladsholder til dato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Pladsholder til sidefod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Pladsholder til slidenumm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Pladsholder til slidebillede 1">
          <svg:title/>
          <svg:desc/>
        </draw:page-thumbnail>
        <draw:frame draw:id="id7" presentation:style-name="a1198" draw:name="Pladsholder til not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Pladsholder til sidehoved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Pladsholder til dato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Pladsholder til sidefod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Pladsholder til slidenumm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Pladsholder til sidehoved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Pladsholder til dato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Pladsholder til sidefod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Pladsholder til slidenumm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Christian Magnus Hansen</dc:creator>
    <meta:creation-date>2019-06-14T13:36:14Z</meta:creation-date>
    <dc:date>2019-06-18T08:46:42Z</dc:date>
    <meta:editing-cycles>3</meta:editing-cycles>
    <meta:editing-duration>PT1295S</meta:editing-duration>
    <meta:document-statistic meta:paragraph-count="11" meta:word-count="14"/>
  </office:meta>
</office:document-meta>
</file>